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654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1.32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arch Criteria</text:p>
          </table:table-cell>
          <table:table-cell office:value-type="string" calcext:value-type="string">
            <text:p>Free and Clear</text:p>
          </table:table-cell>
          <table:table-cell office:value-type="string" calcext:value-type="string">
            <text:p>Transfer Last Year</text:p>
          </table:table-cell>
          <table:table-cell office:value-type="string" calcext:value-type="string">
            <text:p>Valuation &gt;= $200k</text:p>
          </table:table-cell>
        </table:table-row>
        <table:table-row table:style-name="ro1">
          <table:table-cell office:value-type="string" calcext:value-type="string">
            <text:p><text:a xlink:href="https://en.wikipedia.org/wiki/Alameda_County,_California" xlink:type="simple">Alameda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ine_County,_California" xlink:type="simple">Alpine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ador_County,_California" xlink:type="simple">Amador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_County,_California" xlink:type="simple">Butte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laveras_County,_California" xlink:type="simple">Calaveras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usa_County,_California" xlink:type="simple">Colusa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ra_Costa_County,_California" xlink:type="simple">Contra Costa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l_Norte_County,_California" xlink:type="simple">Del Norte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_Dorado_County,_California" xlink:type="simple">El Dorado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sno_County,_California" xlink:type="simple">Fresno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nn_County,_California" xlink:type="simple">Glenn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mboldt_County,_California" xlink:type="simple">Humboldt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perial_County,_California" xlink:type="simple">Imperial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yo_County,_California" xlink:type="simple">Inyo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rn_County,_California" xlink:type="simple">Kern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ngs_County,_California" xlink:type="simple">Kings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ke_County,_California" xlink:type="simple">Lake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ssen_County,_California" xlink:type="simple">Lassen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s_Angeles_County,_California" xlink:type="simple">Los Angeles County</text:a>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adera_County,_California" xlink:type="simple">Madera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n_County,_California" xlink:type="simple">Marin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posa_County,_California" xlink:type="simple">Mariposa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docino_County,_California" xlink:type="simple">Mendocino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ced_County,_California" xlink:type="simple">Merced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oc_County,_California" xlink:type="simple">Modoc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_County,_California" xlink:type="simple">Mono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terey_County,_California" xlink:type="simple">Monterey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pa_County,_California" xlink:type="simple">Napa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vada_County,_California" xlink:type="simple">Nevada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ange_County,_California" xlink:type="simple">Orange County</text:a>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Placer_County,_California" xlink:type="simple">Placer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umas_County,_California" xlink:type="simple">Plumas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verside_County,_California" xlink:type="simple">Riverside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cramento_County,_California" xlink:type="simple">Sacramento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n_Benito_County,_California" xlink:type="simple">San Benito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n_Bernardino_County,_California" xlink:type="simple">San Bernardino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n_Diego_County,_California" xlink:type="simple">San Diego County</text:a>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San_Francisco,_California" xlink:type="simple">San Francisco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n_Joaquin_County,_California" xlink:type="simple">San Joaquin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n_Luis_Obispo_County,_California" xlink:type="simple">San Luis Obispo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n_Mateo_County,_California" xlink:type="simple">San Mateo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nta_Barbara_County,_California" xlink:type="simple">Santa Barbara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nta_Clara_County,_California" xlink:type="simple">Santa Clara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nta_Cruz_County,_California" xlink:type="simple">Santa Cruz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sta_County,_California" xlink:type="simple">Shasta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erra_County,_California" xlink:type="simple">Sierra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skiyou_County,_California" xlink:type="simple">Siskiyou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lano_County,_California" xlink:type="simple">Solano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noma_County,_California" xlink:type="simple">Sonoma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nislaus_County,_California" xlink:type="simple">Stanislaus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tter_County,_California" xlink:type="simple">Sutter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hama_County,_California" xlink:type="simple">Tehama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inity_County,_California" xlink:type="simple">Trinity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lare_County,_California" xlink:type="simple">Tulare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olumne_County,_California" xlink:type="simple">Tuolumne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entura_County,_California" xlink:type="simple">Ventura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olo_County,_California" xlink:type="simple">Yolo Coun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uba_County,_California" xlink:type="simple">Yuba County</text:a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10:08:08.697097159</meta:creation-date>
    <dc:date>2022-09-26T14:53:53.168918404</dc:date>
    <meta:editing-duration>PT1H55M1S</meta:editing-duration>
    <meta:editing-cycles>1</meta:editing-cycles>
    <meta:document-statistic meta:table-count="1" meta:cell-count="65" meta:object-count="0"/>
    <meta:generator>LibreOffice/7.3.5.2$Linux_X86_64 LibreOffice_project/30$Build-2</meta:generator>
  </office:meta>
</office:document-meta>
</file>